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1️⃣ KPI DEFINITIONS (v1)</text:h>
      <text:p text:style-name="Text_20_body">These definitions deliberately prioritise <text:span text:style-name="Strong_20_Emphasis">clarity and stability</text:span> over theoretical purity.</text:p>
      <text:p text:style-name="Horizontal_20_Line"/>
      <text:h text:style-name="Heading_20_2" text:outline-level="2">Circulation &amp; Use</text:h>
      <text:h text:style-name="Heading_20_3" text:outline-level="3"><text:span text:style-name="Strong_20_Emphasis">Total loans</text:span></text:h>
      <text:p text:style-name="Text_20_body"><text:span text:style-name="Strong_20_Emphasis">Definition:</text:span><text:line-break/>Number of items issued during the reporting period.</text:p>
      <text:p text:style-name="Text_20_body"><text:span text:style-name="Strong_20_Emphasis">Data source:</text:span><text:line-break/><text:span text:style-name="Source_20_Text">issues.issuedate</text:span></text:p>
      <text:p text:style-name="Text_20_body"><text:span text:style-name="Strong_20_Emphasis">Notes / limitations:</text:span><text:line-break/>Includes initial issues and renewals treated as issues (if applicable). Does not include in-library use or e-resources.</text:p>
      <text:p text:style-name="Horizontal_20_Line"/>
      <text:h text:style-name="Heading_20_3" text:outline-level="3"><text:span text:style-name="Strong_20_Emphasis">Active borrowers</text:span></text:h>
      <text:p text:style-name="Text_20_body"><text:span text:style-name="Strong_20_Emphasis">Definition:</text:span><text:line-break/>Number of distinct borrowers who borrowed at least one item during the reporting period.</text:p>
      <text:p text:style-name="Text_20_body"><text:span text:style-name="Strong_20_Emphasis">Data source:</text:span><text:line-break/><text:span text:style-name="Source_20_Text">issues.borrowernumber</text:span></text:p>
      <text:p text:style-name="Text_20_body"><text:span text:style-name="Strong_20_Emphasis">Notes / limitations:</text:span><text:line-break/>Excludes users who only placed holds or used in-library materials.</text:p>
      <text:p text:style-name="Horizontal_20_Line"/>
      <text:h text:style-name="Heading_20_3" text:outline-level="3"><text:span text:style-name="Strong_20_Emphasis">Loans per active borrower</text:span></text:h>
      <text:p text:style-name="Text_20_body"><text:span text:style-name="Strong_20_Emphasis">Definition:</text:span><text:line-break/>Average number of loans issued per active borrower during the reporting period.</text:p>
      <text:p text:style-name="Text_20_body"><text:span text:style-name="Strong_20_Emphasis">Data source:</text:span><text:line-break/>Derived from total loans ÷ active borrowers.</text:p>
      <text:p text:style-name="Text_20_body"><text:span text:style-name="Strong_20_Emphasis">Notes / limitations:</text:span><text:line-break/>Sensitive to short-term spikes and bulk borrowing.</text:p>
      <text:p text:style-name="Horizontal_20_Line"/>
      <text:h text:style-name="Heading_20_3" text:outline-level="3"><text:span text:style-name="Strong_20_Emphasis">Renewals count</text:span></text:h>
      <text:p text:style-name="Text_20_body"><text:span text:style-name="Strong_20_Emphasis">Definition:</text:span><text:line-break/>Number of loan renewals recorded during the reporting period.</text:p>
      <text:p text:style-name="Text_20_body"><text:soft-page-break/><text:span text:style-name="Strong_20_Emphasis">Data source:</text:span><text:line-break/><text:span text:style-name="Source_20_Text">statistics</text:span> (type = renew) <text:span text:style-name="Emphasis">or</text:span> <text:span text:style-name="Source_20_Text">issues.renewals</text:span> (depending on configuration).</text:p>
      <text:p text:style-name="Text_20_body"><text:span text:style-name="Strong_20_Emphasis">Notes / limitations:</text:span><text:line-break/>Definition must remain consistent; renewal policies can change behaviour without reflecting demand change.</text:p>
      <text:p text:style-name="Horizontal_20_Line"/>
      <text:h text:style-name="Heading_20_3" text:outline-level="3"><text:span text:style-name="Strong_20_Emphasis">In-library use</text:span></text:h>
      <text:p text:style-name="Text_20_body"><text:span text:style-name="Strong_20_Emphasis">Definition:</text:span><text:line-break/>Number of recorded in-library uses of non-circulating items during the reporting period.</text:p>
      <text:p text:style-name="Text_20_body"><text:span text:style-name="Strong_20_Emphasis">Data source:</text:span><text:line-break/><text:span text:style-name="Source_20_Text">statistics</text:span> (local configuration dependent).</text:p>
      <text:p text:style-name="Text_20_body"><text:span text:style-name="Strong_20_Emphasis">Notes / limitations:</text:span><text:line-break/>Only reflects use that is actively recorded by staff or systems.</text:p>
      <text:p text:style-name="Horizontal_20_Line"/>
      <text:h text:style-name="Heading_20_2" text:outline-level="2">Collection Tracking</text:h>
      <text:h text:style-name="Heading_20_3" text:outline-level="3"><text:span text:style-name="Strong_20_Emphasis">Percentage of collection never borrowed</text:span></text:h>
      <text:p text:style-name="Text_20_body"><text:span text:style-name="Strong_20_Emphasis">Definition:</text:span><text:line-break/>Percentage of items in the collection that have never been issued.</text:p>
      <text:p text:style-name="Text_20_body"><text:span text:style-name="Strong_20_Emphasis">Data source:</text:span><text:line-break/><text:span text:style-name="Source_20_Text">items</text:span> joined to <text:span text:style-name="Source_20_Text">issues</text:span> and <text:span text:style-name="Source_20_Text">old_issues</text:span>.</text:p>
      <text:p text:style-name="Text_20_body"><text:span text:style-name="Strong_20_Emphasis">Notes / limitations:</text:span><text:line-break/>Includes reference and special collections unless explicitly excluded.</text:p>
      <text:p text:style-name="Horizontal_20_Line"/>
      <text:h text:style-name="Heading_20_3" text:outline-level="3"><text:span text:style-name="Strong_20_Emphasis">New items added</text:span></text:h>
      <text:p text:style-name="Text_20_body"><text:span text:style-name="Strong_20_Emphasis">Definition:</text:span><text:line-break/>Number of items accessioned during the reporting period.</text:p>
      <text:p text:style-name="Text_20_body"><text:span text:style-name="Strong_20_Emphasis">Data source:</text:span><text:line-break/><text:span text:style-name="Source_20_Text">items.dateaccessioned</text:span></text:p>
      <text:p text:style-name="Text_20_body"><text:span text:style-name="Strong_20_Emphasis">Notes / limitations:</text:span><text:line-break/>Does not indicate availability or immediate use.</text:p>
      <text:p text:style-name="Horizontal_20_Line"/>
      <text:h text:style-name="Heading_20_3" text:outline-level="3"><text:span text:style-name="Strong_20_Emphasis">Withdrawn items</text:span></text:h>
      <text:p text:style-name="Text_20_body"><text:span text:style-name="Strong_20_Emphasis">Definition:</text:span><text:line-break/>Number of items marked as withdrawn during the reporting period.</text:p>
      <text:p text:style-name="Text_20_body"><text:soft-page-break/><text:span text:style-name="Strong_20_Emphasis">Data source:</text:span><text:line-break/><text:span text:style-name="Source_20_Text">items.withdrawn</text:span></text:p>
      <text:p text:style-name="Text_20_body"><text:span text:style-name="Strong_20_Emphasis">Notes / limitations:</text:span><text:line-break/>Withdrawn does not always mean deleted; interpretation varies by policy.</text:p>
      <text:p text:style-name="Horizontal_20_Line"/>
      <text:h text:style-name="Heading_20_2" text:outline-level="2">Equity &amp; Coverage</text:h>
      <text:h text:style-name="Heading_20_3" text:outline-level="3"><text:span text:style-name="Strong_20_Emphasis">Loans by branch</text:span></text:h>
      <text:p text:style-name="Text_20_body"><text:span text:style-name="Strong_20_Emphasis">Definition:</text:span><text:line-break/>Number of loans issued by each issuing branch during the reporting period.</text:p>
      <text:p text:style-name="Text_20_body"><text:span text:style-name="Strong_20_Emphasis">Data source:</text:span><text:line-break/><text:span text:style-name="Source_20_Text">issues.branchcode</text:span></text:p>
      <text:p text:style-name="Text_20_body"><text:span text:style-name="Strong_20_Emphasis">Notes / limitations:</text:span><text:line-break/>Reflects issuing location, not home location of items.</text:p>
      <text:p text:style-name="Horizontal_20_Line"/>
      <text:h text:style-name="Heading_20_3" text:outline-level="3"><text:span text:style-name="Strong_20_Emphasis">Loans by item type</text:span></text:h>
      <text:p text:style-name="Text_20_body"><text:span text:style-name="Strong_20_Emphasis">Definition:</text:span><text:line-break/>Number of loans issued per item type during the reporting period.</text:p>
      <text:p text:style-name="Text_20_body"><text:span text:style-name="Strong_20_Emphasis">Data source:</text:span><text:line-break/><text:span text:style-name="Source_20_Text">items.itype</text:span></text:p>
      <text:p text:style-name="Text_20_body"><text:span text:style-name="Strong_20_Emphasis">Notes / limitations:</text:span><text:line-break/>Item type reflects current configuration, not historical state.</text:p>
      <text:p text:style-name="Horizontal_20_Line"/>
      <text:h text:style-name="Heading_20_3" text:outline-level="3"><text:span text:style-name="Strong_20_Emphasis">Loans by borrower category</text:span></text:h>
      <text:p text:style-name="Text_20_body"><text:span text:style-name="Strong_20_Emphasis">Definition:</text:span><text:line-break/>Number of loans issued per borrower category during the reporting period.</text:p>
      <text:p text:style-name="Text_20_body"><text:span text:style-name="Strong_20_Emphasis">Data source:</text:span><text:line-break/><text:span text:style-name="Source_20_Text">borrowers.categorycode</text:span></text:p>
      <text:p text:style-name="Text_20_body"><text:span text:style-name="Strong_20_Emphasis">Notes / limitations:</text:span><text:line-break/>Borrower category may change over time.</text:p>
      <text:p text:style-name="Horizontal_20_Line"/>
      <text:h text:style-name="Heading_20_2" text:outline-level="2"><text:soft-page-break/>Performance &amp; Demand</text:h>
      <text:h text:style-name="Heading_20_3" text:outline-level="3"><text:span text:style-name="Strong_20_Emphasis">Average loan duration</text:span></text:h>
      <text:p text:style-name="Text_20_body"><text:span text:style-name="Strong_20_Emphasis">Definition:</text:span><text:line-break/>Average number of days items remained on loan before being returned.</text:p>
      <text:p text:style-name="Text_20_body"><text:span text:style-name="Strong_20_Emphasis">Data source:</text:span><text:line-break/><text:span text:style-name="Source_20_Text">old_issues</text:span></text:p>
      <text:p text:style-name="Text_20_body"><text:span text:style-name="Strong_20_Emphasis">Notes / limitations:</text:span><text:line-break/>Excludes items not yet returned.</text:p>
      <text:p text:style-name="Horizontal_20_Line"/>
      <text:h text:style-name="Heading_20_3" text:outline-level="3"><text:span text:style-name="Strong_20_Emphasis">Holds placed</text:span></text:h>
      <text:p text:style-name="Text_20_body"><text:span text:style-name="Strong_20_Emphasis">Definition:</text:span><text:line-break/>Number of hold requests placed during the reporting period.</text:p>
      <text:p text:style-name="Text_20_body"><text:span text:style-name="Strong_20_Emphasis">Data source:</text:span><text:line-break/><text:span text:style-name="Source_20_Text">reserves.reservedate</text:span></text:p>
      <text:p text:style-name="Text_20_body"><text:span text:style-name="Strong_20_Emphasis">Notes / limitations:</text:span><text:line-break/>Does not distinguish fulfilled vs cancelled holds.</text:p>
      <text:p text:style-name="Horizontal_20_Line"/>
      <text:h text:style-name="Heading_20_3" text:outline-level="3"><text:span text:style-name="Strong_20_Emphasis">Holds fill rate</text:span></text:h>
      <text:p text:style-name="Text_20_body"><text:span text:style-name="Strong_20_Emphasis">Definition:</text:span><text:line-break/>Proportion of hold requests that were successfully filled.</text:p>
      <text:p text:style-name="Text_20_body"><text:span text:style-name="Strong_20_Emphasis">Data source:</text:span><text:line-break/><text:span text:style-name="Source_20_Text">reserves.found</text:span></text:p>
      <text:p text:style-name="Text_20_body"><text:span text:style-name="Strong_20_Emphasis">Notes / limitations:</text:span><text:line-break/>Sensitive to cancellation and expiry rules.</text:p>
      <text:p text:style-name="Horizontal_20_Line"/>
      <text:h text:style-name="Heading_20_3" text:outline-level="3"><text:span text:style-name="Strong_20_Emphasis">Overdue rate</text:span></text:h>
      <text:p text:style-name="Text_20_body"><text:span text:style-name="Strong_20_Emphasis">Definition:</text:span><text:line-break/>Proportion of active loans that are overdue at the time of reporting.</text:p>
      <text:p text:style-name="Text_20_body"><text:span text:style-name="Strong_20_Emphasis">Data source:</text:span><text:line-break/><text:span text:style-name="Source_20_Text">issues.date_due</text:span></text:p>
      <text:p text:style-name="Text_20_body"><text:span text:style-name="Strong_20_Emphasis">Notes / limitations:</text:span><text:line-break/>Snapshot metric; fluctuates daily.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ans" style:font-family-asian="'Noto Sans'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ans" style:font-family-asian="'Noto Sans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ans" style:font-family-asian="'Noto Sans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30T23:41:38.363952581</meta:creation-date>
    <dc:date>2026-01-30T23:42:15.863412269</dc:date>
    <meta:editing-duration>PT37S</meta:editing-duration>
    <meta:editing-cycles>1</meta:editing-cycles>
    <meta:document-statistic meta:table-count="0" meta:image-count="0" meta:object-count="0" meta:page-count="4" meta:paragraph-count="66" meta:word-count="480" meta:character-count="3451" meta:non-whitespace-character-count="3037"/>
    <meta:generator>LibreOffice/25.2.3.2$Linux_AARCH64 LibreOffice_project/520$Build-2</meta:generator>
  </office:meta>
</office:document-meta>
</file>